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ce8" officeooo:paragraph-rsid="0010ece8"/>
    </style:style>
    <style:style style:name="P2" style:family="paragraph" style:parent-style-name="Standard">
      <style:text-properties officeooo:rsid="00118bf4" officeooo:paragraph-rsid="00118bf4"/>
    </style:style>
    <style:style style:name="P3" style:family="paragraph" style:parent-style-name="Standard">
      <style:text-properties officeooo:rsid="00118bf4" officeooo:paragraph-rsid="00123bfa"/>
    </style:style>
    <style:style style:name="P4" style:family="paragraph" style:parent-style-name="Standard">
      <style:text-properties officeooo:rsid="00118bf4" officeooo:paragraph-rsid="00118bf4"/>
    </style:style>
    <style:style style:name="P5" style:family="paragraph" style:parent-style-name="Standard">
      <style:text-properties officeooo:rsid="00118bf4" officeooo:paragraph-rsid="00123bfa"/>
    </style:style>
    <style:style style:name="T1" style:family="text">
      <style:text-properties officeooo:rsid="00118bf4"/>
    </style:style>
    <style:style style:name="T2" style:family="text">
      <style:text-properties officeooo:rsid="00123bfa"/>
    </style:style>
    <style:style style:name="T3" style:family="text">
      <style:text-properties officeooo:rsid="0012a997"/>
    </style:style>
    <style:style style:name="T4" style:family="text">
      <style:text-properties officeooo:rsid="00140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-Theory-Project</text:p>
      <text:p text:style-name="P1">An Exploration of Object-Oriented Programming Concepts</text:p>
      <text:p text:style-name="P1"/>
      <text:p text:style-name="P1">Outline:</text:p>
      <text:p text:style-name="P1"><text:tab/><text:span text:style-name="T1">The player will take control of a sentient mushroom exploring a dungeon-esque cavern, battling monsters and solving puzzles to progress.</text:span></text:p>
      <text:p text:style-name="P1"/>
      <text:p text:style-name="P2">Mechanics:</text:p>
      <text:p text:style-name="P2"><text:tab/>- The player character will be able to walk, run, dash, and interact with objects in the world.</text:p>
      <text:p text:style-name="P2"><text:tab/>- A simple combat system based on attacking, blocking, and dodging to interface with monsters.</text:p>
      <text:p text:style-name="P2"><text:tab/>- Blocks can be pushed, switches can be pulled, and some destructible terrain will be present.</text:p>
      <text:p text:style-name="P2"/>
      <text:p text:style-name="P2">Graphics:</text:p>
      <text:p text:style-name="P2"><text:tab/>- 3/4 view, possibly isometric</text:p>
      <text:p text:style-name="P2"><text:tab/>- Low-poly 3D graphics</text:p>
      <text:p text:style-name="P2"><text:tab/>- <text:span text:style-name="T2">Deeply saturated colours strewn between the darkness</text:span></text:p>
      <text:p text:style-name="P2"/>
      <text:p text:style-name="P2">Sound Design:</text:p>
      <text:p text:style-name="P2"><text:tab/>- <text:span text:style-name="T2">Simple soundtrack consisting of marimbas, electric piano, strings, and percussion</text:span></text:p>
      <text:p text:style-name="P2"><text:tab/>- <text:span text:style-name="T4">Soundtrack will be broken into components that weave in and out of the mix in response to action triggers in the game world (eg: combat state, interacting with objects, finding secrets)</text:span></text:p>
      <text:p text:style-name="P2"><text:tab/>- <text:span text:style-name="T2">Foley effects drenched in reverb to convey a sense of depth to the space.</text:span></text:p>
      <text:p text:style-name="P2"/>
      <text:p text:style-name="P2">Concepts:</text:p>
      <text:p text:style-name="P2"><text:tab/><text:span text:style-name="T2">Inheritance:</text:span></text:p>
      <text:p text:style-name="P2">- <text:span text:style-name="T2">Both the player character and monsters will inherit from an actor/entity class, which will define movement routines, combat interactions, and environmental interactions.</text:span></text:p>
      <text:p text:style-name="P3">- <text:span text:style-name="T2">Interactable objects will all share an overarching parent class to handle player interaction.</text:span></text:p>
      <text:p text:style-name="P3"/>
      <text:p text:style-name="P3"><text:tab/><text:span text:style-name="T2">Polymorphism:</text:span></text:p>
      <text:p text:style-name="P3">- <text:span text:style-name="T2">Player characters and monsters will both be able to move and attack, but may do so in different ways</text:span></text:p>
      <text:p text:style-name="P3">- <text:span text:style-name="T2">Interactable objects may include blocks that can be pushed, switches that can be switched, and special items that can be picked up and used, </text:span><text:span text:style-name="T3">which will all stem from variations on the interact action</text:span></text:p>
      <text:p text:style-name="P3"/>
      <text:p text:style-name="P3"><text:tab/><text:span text:style-name="T4">Encapsulation:</text:span></text:p>
      <text:p text:style-name="P3">- <text:span text:style-name="T4">Manager classes (game state, spawn, sound) all need to be cordoned off from manipulation</text:span></text:p>
      <text:p text:style-name="P3"/>
      <text:p text:style-name="P3"><text:tab/><text:span text:style-name="T4">Abstraction:</text:span></text:p>
      <text:p text:style-name="P3">- <text:span text:style-name="T4">Actors: Move(), Attack()</text:span></text:p>
      <text:p text:style-name="P3">- <text:span text:style-name="T4">Interactables: Interaction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7:00:33.111000000</meta:creation-date>
    <dc:date>2024-08-28T13:12:37.206000000</dc:date>
    <meta:editing-duration>PT1H34M26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8" meta:word-count="275" meta:character-count="1779" meta:non-whitespace-character-count="1518"/>
  </office:meta>
</office:document-meta>
</file>